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ls_model" table:style-name="ta1">
        <table:shapes>
          <draw:frame draw:z-index="0" draw:style-name="gr1" draw:text-style-name="P1" svg:width="453.51pt" svg:height="255.09pt" svg:x="104.2pt" svg:y="770.83pt">
            <draw:object draw:notify-on-update-of-ranges="cls_model.A1:cls_model.A1 cls_model.A2:cls_model.A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Object Classification</text:p>
          </table:table-cell>
        </table:table-row>
        <table:table-row table:style-name="ro1">
          <table:table-cell office:value-type="float" office:value="0.033221" calcext:value-type="float">
            <text:p>0.033221</text:p>
          </table:table-cell>
        </table:table-row>
        <table:table-row table:style-name="ro1">
          <table:table-cell office:value-type="float" office:value="0.045148" calcext:value-type="float">
            <text:p>0.045148</text:p>
          </table:table-cell>
        </table:table-row>
        <table:table-row table:style-name="ro1">
          <table:table-cell office:value-type="float" office:value="0.049874" calcext:value-type="float">
            <text:p>0.049874</text:p>
          </table:table-cell>
        </table:table-row>
        <table:table-row table:style-name="ro1">
          <table:table-cell office:value-type="float" office:value="0.034169" calcext:value-type="float">
            <text:p>0.034169</text:p>
          </table:table-cell>
        </table:table-row>
        <table:table-row table:style-name="ro1">
          <table:table-cell office:value-type="float" office:value="0.029579" calcext:value-type="float">
            <text:p>0.029579</text:p>
          </table:table-cell>
        </table:table-row>
        <table:table-row table:style-name="ro1">
          <table:table-cell office:value-type="float" office:value="0.028772" calcext:value-type="float">
            <text:p>0.028772</text:p>
          </table:table-cell>
        </table:table-row>
        <table:table-row table:style-name="ro1">
          <table:table-cell office:value-type="float" office:value="0.031771" calcext:value-type="float">
            <text:p>0.031771</text:p>
          </table:table-cell>
        </table:table-row>
        <table:table-row table:style-name="ro1">
          <table:table-cell office:value-type="float" office:value="0.028215" calcext:value-type="float">
            <text:p>0.028215</text:p>
          </table:table-cell>
        </table:table-row>
        <table:table-row table:style-name="ro1">
          <table:table-cell office:value-type="float" office:value="0.030203" calcext:value-type="float">
            <text:p>0.030203</text:p>
          </table:table-cell>
        </table:table-row>
        <table:table-row table:style-name="ro1">
          <table:table-cell office:value-type="float" office:value="0.030065" calcext:value-type="float">
            <text:p>0.030065</text:p>
          </table:table-cell>
        </table:table-row>
        <table:table-row table:style-name="ro1">
          <table:table-cell office:value-type="float" office:value="0.029684" calcext:value-type="float">
            <text:p>0.029684</text:p>
          </table:table-cell>
        </table:table-row>
        <table:table-row table:style-name="ro1">
          <table:table-cell office:value-type="float" office:value="0.028601" calcext:value-type="float">
            <text:p>0.028601</text:p>
          </table:table-cell>
        </table:table-row>
        <table:table-row table:style-name="ro1">
          <table:table-cell office:value-type="float" office:value="0.030611" calcext:value-type="float">
            <text:p>0.030611</text:p>
          </table:table-cell>
        </table:table-row>
        <table:table-row table:style-name="ro1">
          <table:table-cell office:value-type="float" office:value="0.03337" calcext:value-type="float">
            <text:p>0.03337</text:p>
          </table:table-cell>
        </table:table-row>
        <table:table-row table:style-name="ro1">
          <table:table-cell office:value-type="float" office:value="0.032453" calcext:value-type="float">
            <text:p>0.032453</text:p>
          </table:table-cell>
        </table:table-row>
        <table:table-row table:style-name="ro1">
          <table:table-cell office:value-type="float" office:value="0.035035" calcext:value-type="float">
            <text:p>0.035035</text:p>
          </table:table-cell>
        </table:table-row>
        <table:table-row table:style-name="ro1">
          <table:table-cell office:value-type="float" office:value="0.030016" calcext:value-type="float">
            <text:p>0.030016</text:p>
          </table:table-cell>
        </table:table-row>
        <table:table-row table:style-name="ro1">
          <table:table-cell office:value-type="float" office:value="0.032567" calcext:value-type="float">
            <text:p>0.032567</text:p>
          </table:table-cell>
        </table:table-row>
        <table:table-row table:style-name="ro1">
          <table:table-cell office:value-type="float" office:value="0.031368" calcext:value-type="float">
            <text:p>0.031368</text:p>
          </table:table-cell>
        </table:table-row>
        <table:table-row table:style-name="ro1">
          <table:table-cell office:value-type="float" office:value="0.028706" calcext:value-type="float">
            <text:p>0.028706</text:p>
          </table:table-cell>
        </table:table-row>
        <table:table-row table:style-name="ro1">
          <table:table-cell office:value-type="float" office:value="0.027989" calcext:value-type="float">
            <text:p>0.027989</text:p>
          </table:table-cell>
        </table:table-row>
        <table:table-row table:style-name="ro1">
          <table:table-cell office:value-type="float" office:value="0.028358" calcext:value-type="float">
            <text:p>0.028358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0.02811" calcext:value-type="float">
            <text:p>0.02811</text:p>
          </table:table-cell>
        </table:table-row>
        <table:table-row table:style-name="ro1">
          <table:table-cell office:value-type="float" office:value="0.029159" calcext:value-type="float">
            <text:p>0.029159</text:p>
          </table:table-cell>
        </table:table-row>
        <table:table-row table:style-name="ro1">
          <table:table-cell office:value-type="float" office:value="0.029434" calcext:value-type="float">
            <text:p>0.029434</text:p>
          </table:table-cell>
        </table:table-row>
        <table:table-row table:style-name="ro1">
          <table:table-cell office:value-type="float" office:value="0.032417" calcext:value-type="float">
            <text:p>0.032417</text:p>
          </table:table-cell>
        </table:table-row>
        <table:table-row table:style-name="ro1">
          <table:table-cell office:value-type="float" office:value="0.029504" calcext:value-type="float">
            <text:p>0.029504</text:p>
          </table:table-cell>
        </table:table-row>
        <table:table-row table:style-name="ro1">
          <table:table-cell office:value-type="float" office:value="0.028843" calcext:value-type="float">
            <text:p>0.028843</text:p>
          </table:table-cell>
        </table:table-row>
        <table:table-row table:style-name="ro1">
          <table:table-cell office:value-type="float" office:value="0.028247" calcext:value-type="float">
            <text:p>0.028247</text:p>
          </table:table-cell>
        </table:table-row>
        <table:table-row table:style-name="ro1">
          <table:table-cell office:value-type="float" office:value="0.028527" calcext:value-type="float">
            <text:p>0.028527</text:p>
          </table:table-cell>
        </table:table-row>
        <table:table-row table:style-name="ro1">
          <table:table-cell office:value-type="float" office:value="0.028368" calcext:value-type="float">
            <text:p>0.028368</text:p>
          </table:table-cell>
        </table:table-row>
        <table:table-row table:style-name="ro1">
          <table:table-cell office:value-type="float" office:value="0.030754" calcext:value-type="float">
            <text:p>0.030754</text:p>
          </table:table-cell>
        </table:table-row>
        <table:table-row table:style-name="ro1">
          <table:table-cell office:value-type="float" office:value="0.030055" calcext:value-type="float">
            <text:p>0.030055</text:p>
          </table:table-cell>
        </table:table-row>
        <table:table-row table:style-name="ro1">
          <table:table-cell office:value-type="float" office:value="0.028553" calcext:value-type="float">
            <text:p>0.028553</text:p>
          </table:table-cell>
        </table:table-row>
        <table:table-row table:style-name="ro1">
          <table:table-cell office:value-type="float" office:value="0.02819" calcext:value-type="float">
            <text:p>0.02819</text:p>
          </table:table-cell>
        </table:table-row>
        <table:table-row table:style-name="ro1">
          <table:table-cell office:value-type="float" office:value="0.028234" calcext:value-type="float">
            <text:p>0.028234</text:p>
          </table:table-cell>
        </table:table-row>
        <table:table-row table:style-name="ro1">
          <table:table-cell office:value-type="float" office:value="0.028352" calcext:value-type="float">
            <text:p>0.028352</text:p>
          </table:table-cell>
        </table:table-row>
        <table:table-row table:style-name="ro1">
          <table:table-cell office:value-type="float" office:value="0.028574" calcext:value-type="float">
            <text:p>0.028574</text:p>
          </table:table-cell>
        </table:table-row>
        <table:table-row table:style-name="ro1">
          <table:table-cell office:value-type="float" office:value="0.030344" calcext:value-type="float">
            <text:p>0.030344</text:p>
          </table:table-cell>
        </table:table-row>
        <table:table-row table:style-name="ro1">
          <table:table-cell office:value-type="float" office:value="0.030107" calcext:value-type="float">
            <text:p>0.030107</text:p>
          </table:table-cell>
        </table:table-row>
        <table:table-row table:style-name="ro1">
          <table:table-cell office:value-type="float" office:value="0.028207" calcext:value-type="float">
            <text:p>0.028207</text:p>
          </table:table-cell>
        </table:table-row>
        <table:table-row table:style-name="ro1">
          <table:table-cell office:value-type="float" office:value="0.028634" calcext:value-type="float">
            <text:p>0.028634</text:p>
          </table:table-cell>
        </table:table-row>
        <table:table-row table:style-name="ro1">
          <table:table-cell office:value-type="float" office:value="0.028724" calcext:value-type="float">
            <text:p>0.028724</text:p>
          </table:table-cell>
        </table:table-row>
        <table:table-row table:style-name="ro1">
          <table:table-cell office:value-type="float" office:value="0.030469" calcext:value-type="float">
            <text:p>0.030469</text:p>
          </table:table-cell>
        </table:table-row>
        <table:table-row table:style-name="ro1">
          <table:table-cell office:value-type="float" office:value="0.029486" calcext:value-type="float">
            <text:p>0.029486</text:p>
          </table:table-cell>
        </table:table-row>
        <table:table-row table:style-name="ro1">
          <table:table-cell office:value-type="float" office:value="0.03018" calcext:value-type="float">
            <text:p>0.03018</text:p>
          </table:table-cell>
        </table:table-row>
        <table:table-row table:style-name="ro1">
          <table:table-cell office:value-type="float" office:value="0.028433" calcext:value-type="float">
            <text:p>0.028433</text:p>
          </table:table-cell>
        </table:table-row>
        <table:table-row table:style-name="ro1">
          <table:table-cell office:value-type="float" office:value="0.03281" calcext:value-type="float">
            <text:p>0.03281</text:p>
          </table:table-cell>
        </table:table-row>
        <table:table-row table:style-name="ro1">
          <table:table-cell office:value-type="float" office:value="0.028861" calcext:value-type="float">
            <text:p>0.028861</text:p>
          </table:table-cell>
        </table:table-row>
        <table:table-row table:style-name="ro1">
          <table:table-cell office:value-type="float" office:value="0.029823" calcext:value-type="float">
            <text:p>0.029823</text:p>
          </table:table-cell>
        </table:table-row>
        <table:table-row table:style-name="ro1">
          <table:table-cell office:value-type="float" office:value="0.030013" calcext:value-type="float">
            <text:p>0.030013</text:p>
          </table:table-cell>
        </table:table-row>
        <table:table-row table:style-name="ro1">
          <table:table-cell office:value-type="float" office:value="0.030032" calcext:value-type="float">
            <text:p>0.030032</text:p>
          </table:table-cell>
        </table:table-row>
        <table:table-row table:style-name="ro1">
          <table:table-cell office:value-type="float" office:value="0.028075" calcext:value-type="float">
            <text:p>0.028075</text:p>
          </table:table-cell>
        </table:table-row>
        <table:table-row table:style-name="ro1">
          <table:table-cell office:value-type="float" office:value="0.027731" calcext:value-type="float">
            <text:p>0.027731</text:p>
          </table:table-cell>
        </table:table-row>
        <table:table-row table:style-name="ro1">
          <table:table-cell office:value-type="float" office:value="0.027673" calcext:value-type="float">
            <text:p>0.027673</text:p>
          </table:table-cell>
        </table:table-row>
        <table:table-row table:style-name="ro1">
          <table:table-cell office:value-type="float" office:value="0.027729" calcext:value-type="float">
            <text:p>0.027729</text:p>
          </table:table-cell>
        </table:table-row>
        <table:table-row table:style-name="ro1">
          <table:table-cell office:value-type="float" office:value="0.03204" calcext:value-type="float">
            <text:p>0.03204</text:p>
          </table:table-cell>
        </table:table-row>
        <table:table-row table:style-name="ro1">
          <table:table-cell office:value-type="float" office:value="0.03004" calcext:value-type="float">
            <text:p>0.03004</text:p>
          </table:table-cell>
        </table:table-row>
        <table:table-row table:style-name="ro1">
          <table:table-cell office:value-type="float" office:value="0.030043" calcext:value-type="float">
            <text:p>0.030043</text:p>
          </table:table-cell>
        </table:table-row>
        <table:table-row table:style-name="ro1">
          <table:table-cell office:value-type="float" office:value="0.032225" calcext:value-type="float">
            <text:p>0.032225</text:p>
          </table:table-cell>
        </table:table-row>
        <table:table-row table:style-name="ro1">
          <table:table-cell office:value-type="float" office:value="0.028677" calcext:value-type="float">
            <text:p>0.028677</text:p>
          </table:table-cell>
        </table:table-row>
        <table:table-row table:style-name="ro1">
          <table:table-cell office:value-type="float" office:value="0.030109" calcext:value-type="float">
            <text:p>0.030109</text:p>
          </table:table-cell>
        </table:table-row>
        <table:table-row table:style-name="ro1">
          <table:table-cell office:value-type="float" office:value="0.029942" calcext:value-type="float">
            <text:p>0.029942</text:p>
          </table:table-cell>
        </table:table-row>
        <table:table-row table:style-name="ro1">
          <table:table-cell office:value-type="float" office:value="0.029333" calcext:value-type="float">
            <text:p>0.029333</text:p>
          </table:table-cell>
        </table:table-row>
        <table:table-row table:style-name="ro1">
          <table:table-cell office:value-type="float" office:value="0.028447" calcext:value-type="float">
            <text:p>0.028447</text:p>
          </table:table-cell>
        </table:table-row>
        <table:table-row table:style-name="ro1">
          <table:table-cell office:value-type="float" office:value="0.028636" calcext:value-type="float">
            <text:p>0.028636</text:p>
          </table:table-cell>
        </table:table-row>
        <table:table-row table:style-name="ro1">
          <table:table-cell office:value-type="float" office:value="0.02849" calcext:value-type="float">
            <text:p>0.02849</text:p>
          </table:table-cell>
        </table:table-row>
        <table:table-row table:style-name="ro1">
          <table:table-cell office:value-type="float" office:value="0.03078" calcext:value-type="float">
            <text:p>0.03078</text:p>
          </table:table-cell>
        </table:table-row>
        <table:table-row table:style-name="ro1">
          <table:table-cell office:value-type="float" office:value="0.030055" calcext:value-type="float">
            <text:p>0.030055</text:p>
          </table:table-cell>
        </table:table-row>
        <table:table-row table:style-name="ro1"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0.028475" calcext:value-type="float">
            <text:p>0.028475</text:p>
          </table:table-cell>
        </table:table-row>
        <table:table-row table:style-name="ro1">
          <table:table-cell office:value-type="float" office:value="0.029154" calcext:value-type="float">
            <text:p>0.029154</text:p>
          </table:table-cell>
        </table:table-row>
        <table:table-row table:style-name="ro1">
          <table:table-cell office:value-type="float" office:value="0.032881" calcext:value-type="float">
            <text:p>0.032881</text:p>
          </table:table-cell>
        </table:table-row>
        <table:table-row table:style-name="ro1">
          <table:table-cell office:value-type="float" office:value="0.030382" calcext:value-type="float">
            <text:p>0.030382</text:p>
          </table:table-cell>
        </table:table-row>
        <table:table-row table:style-name="ro1">
          <table:table-cell office:value-type="float" office:value="0.030076" calcext:value-type="float">
            <text:p>0.030076</text:p>
          </table:table-cell>
        </table:table-row>
        <table:table-row table:style-name="ro1">
          <table:table-cell office:value-type="float" office:value="0.03263" calcext:value-type="float">
            <text:p>0.03263</text:p>
          </table:table-cell>
        </table:table-row>
        <table:table-row table:style-name="ro1">
          <table:table-cell office:value-type="float" office:value="0.031678" calcext:value-type="float">
            <text:p>0.031678</text:p>
          </table:table-cell>
        </table:table-row>
        <table:table-row table:style-name="ro1">
          <table:table-cell office:value-type="float" office:value="0.028932" calcext:value-type="float">
            <text:p>0.028932</text:p>
          </table:table-cell>
        </table:table-row>
        <table:table-row table:style-name="ro1">
          <table:table-cell office:value-type="float" office:value="0.028373" calcext:value-type="float">
            <text:p>0.028373</text:p>
          </table:table-cell>
        </table:table-row>
        <table:table-row table:style-name="ro1">
          <table:table-cell office:value-type="float" office:value="0.029423" calcext:value-type="float">
            <text:p>0.029423</text:p>
          </table:table-cell>
        </table:table-row>
        <table:table-row table:style-name="ro1">
          <table:table-cell office:value-type="float" office:value="0.029783" calcext:value-type="float">
            <text:p>0.029783</text:p>
          </table:table-cell>
        </table:table-row>
        <table:table-row table:style-name="ro1">
          <table:table-cell office:value-type="float" office:value="0.028405" calcext:value-type="float">
            <text:p>0.028405</text:p>
          </table:table-cell>
        </table:table-row>
        <table:table-row table:style-name="ro1">
          <table:table-cell office:value-type="float" office:value="0.028467" calcext:value-type="float">
            <text:p>0.028467</text:p>
          </table:table-cell>
        </table:table-row>
        <table:table-row table:style-name="ro1">
          <table:table-cell office:value-type="float" office:value="0.029977" calcext:value-type="float">
            <text:p>0.029977</text:p>
          </table:table-cell>
        </table:table-row>
        <table:table-row table:style-name="ro1">
          <table:table-cell office:value-type="float" office:value="0.029731" calcext:value-type="float">
            <text:p>0.029731</text:p>
          </table:table-cell>
        </table:table-row>
        <table:table-row table:style-name="ro1">
          <table:table-cell office:value-type="float" office:value="0.028668" calcext:value-type="float">
            <text:p>0.028668</text:p>
          </table:table-cell>
        </table:table-row>
        <table:table-row table:style-name="ro1">
          <table:table-cell office:value-type="float" office:value="0.02869" calcext:value-type="float">
            <text:p>0.02869</text:p>
          </table:table-cell>
        </table:table-row>
        <table:table-row table:style-name="ro1">
          <table:table-cell office:value-type="float" office:value="0.028394" calcext:value-type="float">
            <text:p>0.028394</text:p>
          </table:table-cell>
        </table:table-row>
        <table:table-row table:style-name="ro1">
          <table:table-cell office:value-type="float" office:value="0.030154" calcext:value-type="float">
            <text:p>0.030154</text:p>
          </table:table-cell>
        </table:table-row>
        <table:table-row table:style-name="ro1">
          <table:table-cell office:value-type="float" office:value="0.030111" calcext:value-type="float">
            <text:p>0.030111</text:p>
          </table:table-cell>
        </table:table-row>
        <table:table-row table:style-name="ro1">
          <table:table-cell office:value-type="float" office:value="0.02904" calcext:value-type="float">
            <text:p>0.02904</text:p>
          </table:table-cell>
        </table:table-row>
        <table:table-row table:style-name="ro1">
          <table:table-cell office:value-type="float" office:value="0.028806" calcext:value-type="float">
            <text:p>0.028806</text:p>
          </table:table-cell>
        </table:table-row>
        <table:table-row table:style-name="ro1">
          <table:table-cell office:value-type="float" office:value="0.028829" calcext:value-type="float">
            <text:p>0.028829</text:p>
          </table:table-cell>
        </table:table-row>
        <table:table-row table:style-name="ro1">
          <table:table-cell office:value-type="float" office:value="0.029624" calcext:value-type="float">
            <text:p>0.029624</text:p>
          </table:table-cell>
        </table:table-row>
        <table:table-row table:style-name="ro1">
          <table:table-cell office:value-type="float" office:value="0.030286" calcext:value-type="float">
            <text:p>0.030286</text:p>
          </table:table-cell>
        </table:table-row>
        <table:table-row table:style-name="ro1">
          <table:table-cell office:value-type="float" office:value="0.028891" calcext:value-type="float">
            <text:p>0.028891</text:p>
          </table:table-cell>
        </table:table-row>
        <table:table-row table:style-name="ro1">
          <table:table-cell office:value-type="float" office:value="0.028774" calcext:value-type="float">
            <text:p>0.028774</text:p>
          </table:table-cell>
        </table:table-row>
        <table:table-row table:style-name="ro1">
          <table:table-cell office:value-type="float" office:value="0.030698" calcext:value-type="float">
            <text:p>0.0306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/00/0000</text:date>, <text:time style:data-style-name="N2" text:time-value="12:01:51.009220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3-02-15T12:01:59.116971732</dc:date>
    <meta:editing-duration>PT39S</meta:editing-duration>
    <meta:editing-cycles>2</meta:editing-cycles>
    <meta:document-statistic meta:table-count="1" meta:cell-count="1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86cm" svg:y="0.316cm" chart:style-name="ch2">
          <text:p>Object Classification Performance (3)</text:p>
        </chart:title>
        <chart:legend chart:legend-position="end" svg:x="12.07cm" svg:y="4.201cm" style:legend-expansion="high" chart:style-name="ch3"/>
        <chart:plot-area chart:style-name="ch4" table:cell-range-address="cls_model.A1:cls_model.A101" chart:data-source-has-labels="row" svg:x="1.331cm" svg:y="1.275cm" svg:width="10.419cm" svg:height="6.564cm">
          <chartooo:coordinate-region svg:x="2.243cm" svg:y="1.474cm" svg:width="9.507cm" svg:height="5.573cm"/>
          <chart:axis chart:dimension="x" chart:name="primary-x" chart:style-name="ch5">
            <chart:title svg:x="5.676cm" svg:y="8.019cm" chart:style-name="ch6">
              <text:p>Iteration (s)</text:p>
            </chart:title>
          </chart:axis>
          <chart:axis chart:dimension="y" chart:name="primary-y" chart:style-name="ch7">
            <chart:title svg:x="0.451cm" svg:y="5.196cm" chart:style-name="ch8">
              <text:p>Time (s)</text:p>
            </chart:title>
            <chart:grid chart:style-name="ch9" chart:class="major"/>
          </chart:axis>
          <chart:series chart:style-name="ch10" chart:values-cell-range-address="cls_model.A2:cls_model.A101" chart:label-cell-address="cls_model.A1:cls_model.A1" chart:class="chart:ba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ject Classification</text:p>
                <draw:g>
                  <svg:desc>cls_model.A1:cls_model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3221">
                <text:p>0.033221</text:p>
                <draw:g>
                  <svg:desc>cls_model.A2:cls_model.A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5148">
                <text:p>0.045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9874">
                <text:p>0.049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4169">
                <text:p>0.034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9579">
                <text:p>0.029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8772">
                <text:p>0.028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771">
                <text:p>0.031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215">
                <text:p>0.0282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0203">
                <text:p>0.0302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0065">
                <text:p>0.0300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9684">
                <text:p>0.029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8601">
                <text:p>0.028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0611">
                <text:p>0.0306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337">
                <text:p>0.033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2453">
                <text:p>0.0324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5035">
                <text:p>0.035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0016">
                <text:p>0.0300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2567">
                <text:p>0.0325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1368">
                <text:p>0.0313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8706">
                <text:p>0.0287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7989">
                <text:p>0.0279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8358">
                <text:p>0.0283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811">
                <text:p>0.028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9159">
                <text:p>0.0291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9434">
                <text:p>0.0294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2417">
                <text:p>0.0324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9504">
                <text:p>0.0295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8843">
                <text:p>0.0288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8247">
                <text:p>0.0282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8527">
                <text:p>0.0285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8368">
                <text:p>0.0283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0754">
                <text:p>0.0307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0055">
                <text:p>0.0300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8553">
                <text:p>0.0285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819">
                <text:p>0.028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8234">
                <text:p>0.0282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8352">
                <text:p>0.0283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8574">
                <text:p>0.0285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0344">
                <text:p>0.0303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0107">
                <text:p>0.0301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8207">
                <text:p>0.0282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8634">
                <text:p>0.0286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8724">
                <text:p>0.0287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0469">
                <text:p>0.0304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9486">
                <text:p>0.0294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018">
                <text:p>0.030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8433">
                <text:p>0.0284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281">
                <text:p>0.032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8861">
                <text:p>0.0288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9823">
                <text:p>0.0298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0013">
                <text:p>0.0300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0032">
                <text:p>0.0300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8075">
                <text:p>0.0280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7731">
                <text:p>0.0277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7673">
                <text:p>0.0276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7729">
                <text:p>0.0277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204">
                <text:p>0.03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004">
                <text:p>0.030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0043">
                <text:p>0.0300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2225">
                <text:p>0.0322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8677">
                <text:p>0.0286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0109">
                <text:p>0.0301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9942">
                <text:p>0.0299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9333">
                <text:p>0.029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8447">
                <text:p>0.0284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8636">
                <text:p>0.0286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849">
                <text:p>0.028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078">
                <text:p>0.030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0055">
                <text:p>0.0300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8475">
                <text:p>0.0284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9154">
                <text:p>0.0291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2881">
                <text:p>0.0328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0382">
                <text:p>0.0303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0076">
                <text:p>0.0300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263">
                <text:p>0.032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1678">
                <text:p>0.0316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8932">
                <text:p>0.0289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8373">
                <text:p>0.0283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9423">
                <text:p>0.0294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9783">
                <text:p>0.0297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8405">
                <text:p>0.0284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8467">
                <text:p>0.0284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9977">
                <text:p>0.0299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9731">
                <text:p>0.0297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8668">
                <text:p>0.0286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869">
                <text:p>0.028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8394">
                <text:p>0.0283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0154">
                <text:p>0.0301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0111">
                <text:p>0.0301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904">
                <text:p>0.029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8806">
                <text:p>0.0288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8829">
                <text:p>0.0288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9624">
                <text:p>0.0296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0286">
                <text:p>0.0302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8891">
                <text:p>0.0288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8774">
                <text:p>0.0287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0698">
                <text:p>0.0306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